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italic" style:font-size-asian="13pt" style:font-style-asian="italic" style:font-size-complex="13pt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fo:background-color="#ffff00" style:font-weight-asian="bold" style:font-weight-complex="bold"/>
    </style:style>
    <style:style style:name="P4" style:family="paragraph" style:parent-style-name="Quotations">
      <style:text-properties fo:font-weight="bold" style:font-weight-asian="bold" style:font-weight-complex="bold"/>
    </style:style>
    <style:style style:name="P5" style:family="paragraph" style:parent-style-name="Quotations">
      <style:text-properties fo:font-weight="bold" fo:background-color="#ffff00" style:font-weight-asian="bold" style:font-weight-complex="bold"/>
    </style:style>
    <style:style style:name="P6" style:family="paragraph" style:parent-style-name="Standard">
      <style:text-properties fo:font-size="13pt" fo:font-style="italic" style:font-size-asian="13pt" style:font-style-asian="italic" style:font-size-complex="13pt" style:font-style-complex="italic"/>
    </style:style>
    <style:style style:name="P7" style:family="paragraph" style:parent-style-name="Text_20_body">
      <style:text-properties fo:font-weight="bold" fo:background-color="#ffff00" style:font-weight-asian="bold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below" style:vertical-rel="char" style:horizontal-pos="from-left" style:horizontal-rel="char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char" style:horizontal-pos="left" style:horizontal-rel="char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char" style:horizontal-pos="left" style:horizontal-rel="char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char" style:horizontal-pos="left" style:horizontal-rel="char" fo:padding="0.0193in" fo:border="0.0008in solid #000000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his tutorial is mostly taken from my explanation of text insertion to Xabierin, from the LM Spanish team. I hope you will forgive me for the very, very informal tone.</text:p>
      <text:p text:style-name="P1"/>
      <text:p text:style-name="P1">Part 2 doesn't go into much detail on dialogue scripting, as it's intended for translations, but I trust modders writing their own dialogues can figure out the commands by looking at how the game uses them. —Miacis]</text:p>
      <text:p text:style-name="Standard"/>
      <text:p text:style-name="Text_20_body">Let's see.... well, text insertion's mostly two phases.</text:p>
      <text:p text:style-name="P2">1 Ya plan your textboxes</text:p>
      <text:p text:style-name="P2">2 Ya write your textboxes</text:p>
      <text:p text:style-name="P2"/>
      <text:p text:style-name="Text_20_body">Phase one involves dumping you script in this lil guy. Well, in the box that's in there.</text:p>
      <text:p text:style-name="P3">TextBoxFormat.odt</text:p>
      <text:p text:style-name="Text_20_body">Making sure it's in default formatting, so... Times New Roman 12pt, etc</text:p>
      <text:p text:style-name="Text_20_body">This will be your guide to how long lines are.</text:p>
      <text:p text:style-name="Text_20_body">So you dump all of it in there, and now you're gonna have to plan the textboxes.</text:p>
      <text:p text:style-name="Text_20_body"><draw:a xlink:type="simple" xlink:href="https://cdn.discordapp.com/attachments/658072844910985229/658080811719065621/unknown.png" office:target-frame-name="_blank" xlink:show="new"><draw:frame draw:style-name="fr1" draw:name="images1" text:anchor-type="char" svg:x="0in" svg:width="4.1945in" svg:height="2.0902in" draw:z-index="0"><draw:image xlink:href="https://media.discordapp.net/attachments/658072844910985229/658080811719065621/unknown.png?width=441&amp;height=219" xlink:type="simple" xlink:show="embed" xlink:actuate="onLoad"/></draw:frame></draw:a></text:p>
      <text:p text:style-name="Text_20_body">This, for instance, is world map exposition textboxes, and it's only two lines long, so...</text:p>
      <text:p text:style-name="Text_20_body"/>
      <text:p text:style-name="Text_20_body">You can do this, but... the line breaks aren't very clean</text:p>
      <text:p text:style-name="Text_20_body"><draw:a xlink:type="simple" xlink:href="https://cdn.discordapp.com/attachments/658072844910985229/658081061850447883/unknown.png" office:target-frame-name="_blank" xlink:show="new"><draw:frame draw:style-name="fr2" draw:name="images2" text:anchor-type="char" svg:width="4.1945in" svg:height="2.6634in" draw:z-index="1"><draw:image xlink:href="https://media.discordapp.net/attachments/658072844910985229/658081061850447883/unknown.png?width=441&amp;height=278" xlink:type="simple" xlink:show="embed" xlink:actuate="onLoad"/></draw:frame></draw:a>There's that lone "though", you stop at cohered in the middle of a sentence... it's meh.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>So you start breaking the lines in smarter places, like this:</text:p>
      <text:p text:style-name="Text_20_body"><draw:a xlink:type="simple" xlink:href="https://cdn.discordapp.com/attachments/658072844910985229/658081425072979978/unknown.png" office:target-frame-name="_blank" xlink:show="new"><draw:frame draw:style-name="fr2" draw:name="images3" text:anchor-type="char" svg:width="4.1945in" svg:height="2.861in" draw:z-index="2"><draw:image xlink:href="https://media.discordapp.net/attachments/658072844910985229/658081425072979978/unknown.png?width=441&amp;height=300" xlink:type="simple" xlink:show="embed" xlink:actuate="onLoad"/></draw:frame></draw:a>Ah, but the third paragraph is 3 lines instead of 2. That won't do.</text:p>
      <text:p text:style-name="Text_20_body"/>
      <text:p text:style-name="Text_20_body">You can do this: </text:p>
      <text:p text:style-name="Text_20_body"><draw:a xlink:type="simple" xlink:href="https://cdn.discordapp.com/attachments/658072844910985229/658081705089040404/unknown.png" office:target-frame-name="_blank" xlink:show="new"><draw:frame draw:style-name="fr2" draw:name="images4" text:anchor-type="char" svg:width="4.1945in" svg:height="1.2673in" draw:z-index="6"><draw:image xlink:href="https://media.discordapp.net/attachments/658072844910985229/658081705089040404/unknown.png?width=441&amp;height=132" xlink:type="simple" xlink:show="embed" xlink:actuate="onLoad"/></draw:frame></draw:a></text:p>
      <text:p text:style-name="Text_20_body"/>
      <text:p text:style-name="Text_20_body">Or you can do this:</text:p>
      <text:p text:style-name="Text_20_body"><draw:a xlink:type="simple" xlink:href="https://cdn.discordapp.com/attachments/658072844910985229/658081860395597827/unknown.png" office:target-frame-name="_blank" xlink:show="new"><draw:frame draw:style-name="fr3" draw:name="images5" text:anchor-type="char" svg:width="4.1945in" svg:height="0.9445in" draw:z-index="7"><draw:image xlink:href="https://media.discordapp.net/attachments/658072844910985229/658081860395597827/unknown.png?width=441&amp;height=97" xlink:type="simple" xlink:show="embed" xlink:actuate="onLoad"/></draw:frame></draw:a></text:p>
      <text:p text:style-name="Text_20_body">This <text:span text:style-name="T1">§</text:span> is what I use to demote that a textbox will have a pause (the one where it's waiting for you to press A) in the middle of a line. I use that becuse it's as large as a space, so it doesn't throw my length limit out of whack. You can use something else, as long as you remember what it is you use to mark mid-line breaks.</text:p>
      <text:p text:style-name="P2"><text:span text:style-name="T3">In practice, this is what this would look like in game:</text:span> </text:p>
      <text:p text:style-name="P4">They quickly cohered into a formidable</text:p>
      <text:p text:style-name="P4"><text:soft-page-break/>fighting unit, <text:s/><text:span text:style-name="T4">▼</text:span></text:p>
      <text:p text:style-name="Text_20_body">Then, press A, the game scrolls down one line, then writes: </text:p>
      <text:p text:style-name="P4">fighting unit, and became a new army all their</text:p>
      <text:p text:style-name="P4">own: the Liberation Army. <text:span text:style-name="T4">▼</text:span></text:p>
      <text:p text:style-name="Standard">That was for world map textboxes, though I should mention a thing to keep in mind with those.</text:p>
      <text:p text:style-name="Standard">If you put the <text:span text:style-name="T5">▼</text:span> at the end of a line, unlike dialogue boxes, it'll show up inside the textbox.</text:p>
      <text:p text:style-name="Standard">So, for instance, the second line in here would run into that arrow:</text:p>
      <text:p text:style-name="Standard"><text:s/></text:p>
      <text:p text:style-name="Standard"><draw:a xlink:type="simple" xlink:href="https://cdn.discordapp.com/attachments/658072844910985229/658081061850447883/unknown.png" office:target-frame-name="_blank" xlink:show="new"><draw:frame draw:style-name="fr4" draw:name="images7" text:anchor-type="char" svg:width="4.1945in" svg:height="2.6634in" draw:z-index="3"><draw:image xlink:href="https://media.discordapp.net/attachments/658072844910985229/658081061850447883/unknown.png?width=441&amp;height=278" xlink:type="simple" xlink:show="embed" xlink:actuate="onLoad"/></draw:frame></draw:a>In short, make sure, for world map textboxes, that the last line of every chunk is a bit shorter by like... two letters or so.</text:p>
      <text:p text:style-name="Standard"/>
      <text:p text:style-name="Standard">For dialogue textboxes, you get three lines, so:</text:p>
      <text:p text:style-name="Standard"><draw:a xlink:type="simple" xlink:href="https://cdn.discordapp.com/attachments/658072844910985229/658085381752750111/unknown.png" office:target-frame-name="_blank" xlink:show="new"><draw:frame draw:style-name="fr4" draw:name="images8" text:anchor-type="char" svg:width="2.6425in" svg:height="3.1528in" draw:z-index="4"><draw:image xlink:href="https://media.discordapp.net/attachments/658072844910985229/658085381752750111/unknown.png?width=276&amp;height=330" xlink:type="simple" xlink:show="embed" xlink:actuate="onLoad"/></draw:frame></draw:a>Most dialogue is just gonna be a textbox per person. Easy peasy.</text:p>
      <text:p text:style-name="Standard">(Uh, ignore the } in there. It should be an em-dash)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There's a lot of different ways to split a bunch of text</text:p>
      <text:p text:style-name="Text_20_body"><draw:a xlink:type="simple" xlink:href="https://cdn.discordapp.com/attachments/658072844910985229/658086292286078998/unknown.png" office:target-frame-name="_blank" xlink:show="new"><draw:frame draw:style-name="fr4" draw:name="images11" text:anchor-type="char" svg:width="2.6945in" svg:height="3.1528in" draw:z-index="5"><draw:image xlink:href="https://media.discordapp.net/attachments/658072844910985229/658086292286078998/unknown.png?width=283&amp;height=331" xlink:type="simple" xlink:show="embed" xlink:actuate="onLoad"/></draw:frame></draw:a>It's up to preference. Geeeenerally, it's better to avoid mid-line breaks, unless you just... have a sentence that takes 4 lines on its own.</text:p>
      <text:p text:style-name="Text_20_body">But if you really wanna string a bunch of sentences together because that's the right feeling for that specific delivery, go for it.</text:p>
      <text:p text:style-name="Text_20_body"/>
      <text:p text:style-name="Text_20_body">So, anyways, you're gonna do that for all your text, and it'll eventually be all nice and separated into textboxes.</text:p>
      <text:p text:style-name="Text_20_body">Then you'll realize oh shit, there's boss quotes and death quotes in there. And those aren't supposed to be here.</text:p>
      <text:p text:style-name="Text_20_body">They go here. Because the bubbles are smaller in combat.</text:p>
      <text:p text:style-name="P3">XbattleTextFormat.odt</text:p>
      <text:p text:style-name="P2"/>
      <text:p text:style-name="Text_20_body">And epilogues go in here.</text:p>
      <text:p text:style-name="P3">XEpilogueFormat.od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Kk. So that was Phase 1 (Ya plan your textboxes)</text:p>
      <text:p text:style-name="Text_20_body">It's honestly not very high-concentration work, so a good thing to do with like, videos or podcasts running in the bg.</text:p>
      <text:p text:style-name="Text_20_body"><text:span text:style-name="T1">Phase 2</text:span>, we open the files and put the text in it!</text:p>
      <text:p text:style-name="Text_20_body">Most of the syntax is fairly self-explanatory. Since Ciro already did all the portrait stuff, you will rarely need to worry about like... spawning portraits, despawning them, which side they're facing, etc</text:p>
      <text:p text:style-name="Text_20_body"><draw:a xlink:type="simple" xlink:href="https://cdn.discordapp.com/attachments/658072844910985229/658089330174328842/unknown.png" office:target-frame-name="_blank" xlink:show="new"><draw:frame draw:style-name="fr4" draw:name="images16" text:anchor-type="char" svg:width="2.861in" svg:height="3.1528in" draw:z-index="8"><draw:image xlink:href="https://media.discordapp.net/attachments/658072844910985229/658089330174328842/unknown.png?width=300&amp;height=330" xlink:type="simple" xlink:show="embed" xlink:actuate="onLoad"/></draw:frame></draw:a></text:p>
      <text:p text:style-name="Text_20_body">So like, these, aren't important for your purposes: </text:p>
      <text:p text:style-name="P4">.byte Right_slot</text:p>
      <text:p text:style-name="P4">.word $3A00</text:p>
      <text:p text:style-name="P4">.word olwen_portrait</text:p>
      <text:p text:style-name="Text_20_body">If you want the list of commands, they're defined at the start of the Chapter1.asm file.</text:p>
      <text:p text:style-name="Text_20_body"/>
      <text:p text:style-name="Text_20_body">Every line of text is a </text:p>
      <text:p text:style-name="Quotations"><text:span text:style-name="T1">.text "yourtexthere"</text:span> </text:p>
      <text:p text:style-name="Text_20_body">If you forget the <text:span text:style-name="T1">"</text:span>s, the build files will yell at you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 basic text box is </text:p>
      <text:p text:style-name="P4">.text "Ananananana"</text:p>
      <text:p text:style-name="P4">.byte NewLine</text:p>
      <text:p text:style-name="P4">.text "Enenenenenen"</text:p>
      <text:p text:style-name="P4">.byte NewLine</text:p>
      <text:p text:style-name="P4">.text "Unununununu"</text:p>
      <text:p text:style-name="P4">.byte WaitForA</text:p>
      <text:p text:style-name="Text_20_body"/>
      <text:p text:style-name="Text_20_body">Then you put a </text:p>
      <text:p text:style-name="Quotations"><text:span text:style-name="T1">.byte ScrollText</text:span> </text:p>
      <text:p text:style-name="Text_20_body">Somewhere between this and the next textbox. Either after your WaitForA, or right before the next textbox.</text:p>
      <text:p text:style-name="Text_20_body">WaitForA being the thing that makes the text stop and wait for you to read.</text:p>
      <text:p text:style-name="Text_20_body"/>
      <text:p text:style-name="Text_20_body">A lot of it will just be replacing Ciro's words with your own, and you'll familiarize yourself as you g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The only actual tricky part is doing mid-line breaks (which is why you kinda want to avoid them, 'cause they're a bit annoying to format)(also they don't look super great ingame either)</text:p>
      <text:p text:style-name="Text_20_body">Here, the format will be </text:p>
      <text:p text:style-name="P4">.text "Anananana"</text:p>
      <text:p text:style-name="P4">.byte NewLine</text:p>
      <text:p text:style-name="P5">.text "Enene,"</text:p>
      <text:p text:style-name="P5">.byte WaitForA</text:p>
      <text:p text:style-name="P5">.text " nenenenenene"</text:p>
      <text:p text:style-name="P4">.byte NewLine</text:p>
      <text:p text:style-name="P4">.text "Ononononono"</text:p>
      <text:p text:style-name="P4">.byte NewLine</text:p>
      <text:p text:style-name="P4">.text "Unununununu"</text:p>
      <text:p text:style-name="P4">.byte WaitForA</text:p>
      <text:p text:style-name="Text_20_body">That's the only time where you don't put a ScrollText after a WaitForA (because you're not gonna scroll the text off if you wanna continue on the same line)</text:p>
      <text:p text:style-name="Text_20_body">Do note the space in <text:span text:style-name="T1">.text " nenenenenene"</text:span>. Since you put a comma before the WaitForA, you need that space after.</text:p>
      <text:p text:style-name="Text_20_body">Alternatively, </text:p>
      <text:p text:style-name="P4">.text "Enene,SPACE"</text:p>
      <text:p text:style-name="P4">.byte WaitForA</text:p>
      <text:p text:style-name="P4">.text "NOSPACEnenenenenene"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nd uh... yeah, that's the gist of it.</text:p>
      <text:p text:style-name="Text_20_body">All the text files you'll be inserting into have a little title for the convo, like ch10village1, that gets referenced in the Events folder. If it's not super clear what a conversation is, just check the Events.</text:p>
      <text:p text:style-name="Text_20_body">If you want, I can proofread your first chapter and give you some feedback.</text:p>
      <text:p text:style-name="Text_20_body">Then let you insert it, proofread, feedback.</text:p>
      <text:p text:style-name="Text_20_body">And after that, I'm pretty sure you'll be able to handle the rest of it, honestly.<text:line-break/><text:span text:style-name="T1">(This offer applies to other teams that aren't the Spanish team, btw.)</text:span></text:p>
      <text:p text:style-name="Text_20_body"/>
      <text:p text:style-name="Text_20_body"/>
      <text:p text:style-name="Text_20_body">Oh, right, one more thing</text:p>
      <text:p text:style-name="Text_20_body">Boss quotes, release quotes, escape quotes and all that, despite being in their own chapter PDFs on Ciro's side, are all stored in like ... the <text:span text:style-name="T2">"BossQuotes.txt"</text:span> file and so on.</text:p>
      <text:p text:style-name="Text_20_body">So I kinda prefer to ignore them in phase 2, and then do them all at the 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20-01-31T19:50:47.29</meta:creation-date>
    <dc:date>2022-07-02T02:24:24.95</dc:date>
    <dc:creator>Miacis </dc:creator>
    <meta:editing-duration>PT34M10S</meta:editing-duration>
    <meta:editing-cycles>11</meta:editing-cycles>
    <meta:generator>OpenOffice/4.1.7$Win32 OpenOffice.org_project/417m1$Build-9800</meta:generator>
    <meta:document-statistic meta:table-count="0" meta:image-count="9" meta:object-count="0" meta:page-count="8" meta:paragraph-count="91" meta:word-count="1019" meta:character-count="5635"/>
  </office:meta>
</office:document-meta>
</file>